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ous Pro" svg:font-family="'Anonymous Pro'" style:font-pitch="fixed"/>
    <style:font-face style:name="Hack" svg:font-family="Hack" style:font-pitch="fixed"/>
    <style:font-face style:name="Droid Sans Mono" svg:font-family="'Droid Sans Mono'" style:font-family-generic="swiss" style:font-pitch="fixed"/>
    <style:font-face style:name="Arial1" svg:font-family="Arial" style:font-pitch="variable"/>
    <style:font-face style:name="Lucidasans" svg:font-family="Lucidasans" style:font-pitch="variable"/>
    <style:font-face style:name="TRAGIC BRK" svg:font-family="'TRAGIC BRK'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2mm"/>
    </style:style>
    <style:style style:name="co2" style:family="table-column">
      <style:table-column-properties fo:break-before="auto" style:column-width="3mm"/>
    </style:style>
    <style:style style:name="co3" style:family="table-column">
      <style:table-column-properties fo:break-before="auto" style:column-width="200.01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27.76mm" fo:break-before="auto" style:use-optimal-row-height="tru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16.53mm" fo:break-before="auto" style:use-optimal-row-height="true"/>
    </style:style>
    <style:style style:name="ro4" style:family="table-row">
      <style:table-row-properties style:row-height="10.9mm" fo:break-before="auto" style:use-optimal-row-height="true"/>
    </style:style>
    <style:style style:name="ro5" style:family="table-row">
      <style:table-row-properties style:row-height="11.57mm" fo:break-before="auto" style:use-optimal-row-height="true"/>
    </style:style>
    <style:style style:name="ro6" style:family="table-row">
      <style:table-row-properties style:row-height="11.62mm" fo:break-before="auto" style:use-optimal-row-height="true"/>
    </style:style>
    <style:style style:name="ro7" style:family="table-row">
      <style:table-row-properties style:row-height="11.84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4.52mm" fo:break-before="page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style:text-align-source="fix" style:repeat-content="false" fo:wrap-option="wrap" fo:border="none" fo:padding="3.49mm" style:vertical-align="bottom"/>
      <style:paragraph-properties fo:text-align="start" fo:margin-left="0mm"/>
      <style:text-properties fo:color="#ffffff" style:font-name="Anonymous Pro" fo:font-size="18pt" fo:font-weight="bold" style:font-size-asian="18pt" style:font-size-complex="18pt"/>
    </style:style>
    <style:style style:name="ce2" style:family="table-cell" style:parent-style-name="Default">
      <style:table-cell-properties fo:background-color="#0084d1" style:text-align-source="fix" style:repeat-content="false" fo:wrap-option="wrap" fo:border="none" fo:padding="3.49mm" style:vertical-align="middle"/>
      <style:paragraph-properties fo:text-align="start" fo:margin-left="0mm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eeeee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2pt" fo:font-weight="bold" style:font-name-asian="Arial" style:font-size-asian="12pt" style:font-weight-asian="bold" style:font-name-complex="Lucidasans" style:font-size-complex="12pt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1f1c1b" style:font-name="Hack" fo:font-size="12pt" fo:language="none" fo:country="none" fo:font-weight="bold" style:font-name-asian="Droid Sans" style:font-size-asian="12pt" style:language-asian="none" style:country-asian="none" style:font-weight-asian="bold" style:font-name-complex="Droid Sans" style:font-size-complex="12pt" style:language-complex="none" style:country-complex="none" style:font-weight-complex="bold"/>
    </style:style>
    <style:style style:name="ce7" style:family="table-cell" style:parent-style-name="Default">
      <style:text-properties style:font-name="Droid Sans" fo:font-size="11pt"/>
    </style:style>
    <style:style style:name="ce8" style:family="table-cell" style:parent-style-name="Default">
      <style:text-properties style:font-name="Droid Sans"/>
    </style:style>
    <style:style style:name="ce9" style:family="table-cell" style:parent-style-name="Default">
      <style:table-cell-properties fo:background-color="transparent" fo:border="none" fo:padding="1.85mm"/>
      <style:text-properties fo:color="#ffffff" style:font-name="Anonymous Pro" fo:font-size="22pt" fo:font-weight="bold" style:font-size-asian="22pt" style:font-size-complex="22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fo:padding="1.85mm" style:vertical-align="top"/>
      <style:paragraph-properties fo:text-align="start" fo:margin-left="0mm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Hack"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Droid Sans"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none" fo:padding="1.85mm" style:vertical-align="top"/>
      <style:paragraph-properties fo:text-align="start" fo:margin-left="0mm"/>
      <style:text-properties fo:color="#000000" style:font-name="Droid Sans"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Hack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004586" style:text-align-source="fix" style:repeat-content="false" fo:border="none" fo:padding="1.85mm" style:vertical-align="bottom"/>
      <style:paragraph-properties fo:text-align="end"/>
      <style:text-properties fo:color="#ffffff" style:font-name="Anonymous Pro" fo:font-size="18pt" fo:font-weight="bold" style:font-size-asian="20pt" style:font-size-complex="20pt"/>
    </style:style>
    <style:style style:name="ce17" style:family="table-cell" style:parent-style-name="Default">
      <style:table-cell-properties fo:border-bottom="0.99pt solid #000000" fo:background-color="#ffffff" style:text-align-source="fix" style:repeat-content="false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 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8" style:family="table-cell" style:parent-style-name="Default">
      <style:table-cell-properties fo:border-bottom="0.99pt solid #000000" fo:background-color="#ffffff" style:text-align-source="fix" style:repeat-content="false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ackground-color="transparent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20" style:family="table-cell" style:parent-style-name="Default">
      <style:table-cell-properties fo:border-bottom="0.99pt solid #000000" fo:background-color="#99cc99" style:text-align-source="fix" style:repeat-content="false" fo:wrap-option="wrap" fo:border-left="none" fo:padding="0.49mm" fo:border-right="none" fo:border-top="0.99pt solid #000000" style:vertical-align="top"/>
      <style:paragraph-properties fo:text-align="start" fo:margin-left="0mm"/>
      <style:text-properties fo:color="#000000" style:font-name="Droid Sans 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1" style:family="table-cell" style:parent-style-name="Default">
      <style:table-cell-properties fo:background-color="#c5000b"/>
      <style:text-properties fo:color="#ffffff" style:font-name="Anonymous Pro" fo:font-size="28pt" fo:font-weight="bold" style:font-size-asian="28pt" style:font-size-complex="28pt"/>
    </style:style>
    <style:style style:name="ce22" style:family="table-cell" style:parent-style-name="Default">
      <style:text-properties style:font-name="Anonymous Pro" fo:font-size="28pt" style:font-size-asian="28pt" style:font-size-complex="28pt"/>
    </style:style>
    <style:style style:name="ce23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ffff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ffff"/>
      <style:text-properties fo:color="#000000" style:font-name="Droid Sans"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>
      <style:table-cell-properties fo:background-color="transparent"/>
      <style:text-properties fo:color="#000000" style:font-name="Droid Sans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TRAGIC BRK" fo:font-size="22pt" style:font-size-asian="22pt" style:font-size-complex="22pt"/>
    </style:style>
    <style:style style:name="T2" style:family="text">
      <style:text-properties fo:letter-spacing="1.06mm" fo:font-size="18pt" style:font-size-asian="18pt" style:font-size-complex="18pt"/>
    </style:style>
    <style:style style:name="T3" style:family="text">
      <style:text-properties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Hack" style:font-size-asian="14pt" style:font-size-complex="14pt"/>
    </style:style>
    <style:style style:name="T7" style:family="text">
      <style:text-properties style:font-name="Hack" style:font-name-asian="Arial" style:font-name-complex="Lucidasans" style:font-size-asian="14pt" style:font-size-complex="14pt"/>
    </style:style>
  </office:automatic-styles>
  <office:body>
    <office:spreadsheet>
      <table:table table:name="Présentations" table:style-name="ta1" table:print-ranges="Présentations.A1:Présentations.C46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992" table:default-cell-style-name="ce8"/>
        <table:table-column table:style-name="co4" table:number-columns-repeated="2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<text:span text:style-name="T1">Debian / GNU Linux networking</text:span></text:p>
            <text:p><text:span text:style-name="T2">Antisèche</text:span></text:p>
          </table:table-cell>
          <table:covered-table-cell table:style-name="ce9"/>
          <table:table-cell table:style-name="ce16" office:value-type="string" calcext:value-type="string">
            <text:p><text:span text:style-name="T4">iproute2 &amp; Co v1.0.2</text:span></text:p>
            <text:p/>
            <text:p>inetdoc.net</text:p>
            <text:p><text:span text:style-name="T5">Copyright © 2016 Philippe LATU – GNU FDLv1.3</text:span></text:p>
          </table:table-cell>
          <table:table-cell table:style-name="Default" table:number-columns-repeated="430"/>
          <table:table-cell table:style-name="ce21" table:number-columns-repeated="560"/>
          <table:table-cell table:style-name="ce22" table:number-columns-repeated="2"/>
          <table:table-cell table:number-columns-repeated="29"/>
        </table:table-row>
        <table:table-row table:style-name="ro2">
          <table:table-cell table:style-name="Default" table:number-columns-repeated="995"/>
          <table:table-cell table:number-columns-repeated="29"/>
        </table:table-row>
        <table:table-row table:style-name="ro3">
          <table:table-cell table:style-name="ce2" office:value-type="string" calcext:value-type="string">
            <text:p>Démarrage / Arrêt de la configuration système définie dans /etc/network/interfaces</text:p>
          </table:table-cell>
          <table:table-cell table:style-name="ce10"/>
          <table:table-cell table:style-name="ce2" office:value-type="string" calcext:value-type="string">
            <text:p>Affichage de la liste des voisins connus du domaine de diffusion</text:p>
          </table:table-cell>
          <table:table-cell table:style-name="Default" table:number-columns-repeated="147"/>
          <table:table-cell table:style-name="ce20" table:number-columns-repeated="843"/>
          <table:table-cell table:style-name="ce23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Activation de la configuration de l'interface eth0 (bail DHCP)</text:p>
          </table:table-cell>
          <table:table-cell table:style-name="ce11"/>
          <table:table-cell table:style-name="ce3" office:value-type="string" calcext:value-type="string">
            <text:p>Liste des voisins IPv4 connus via ARP (Address Resolution Protocol)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5">
          <table:table-cell table:style-name="ce4" office:value-type="string" calcext:value-type="string">
            <text:p>$ sudo ifup eth0</text:p>
          </table:table-cell>
          <table:table-cell table:style-name="ce11"/>
          <table:table-cell table:style-name="ce6" office:value-type="string" calcext:value-type="string">
            <text:p>$ ip -4 nei ls dev eth0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Désactivation de la configuration de l'interface eth0 (bail DHCP)</text:p>
          </table:table-cell>
          <table:table-cell table:style-name="ce11"/>
          <table:table-cell table:style-name="ce3" office:value-type="string" calcext:value-type="string">
            <text:p>Liste des voisins IPv6 connus via NDP (Network Discovery Protocol)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5">
          <table:table-cell table:style-name="ce5" office:value-type="string" calcext:value-type="string">
            <text:p>$ sudo ifdown eth0</text:p>
          </table:table-cell>
          <table:table-cell table:style-name="ce11"/>
          <table:table-cell table:style-name="ce6" office:value-type="string" calcext:value-type="string">
            <text:p>$ ip -6 nei ls dev eth0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5">
          <table:table-cell table:style-name="ce2" office:value-type="string" calcext:value-type="string">
            <text:p>Démarrage / Arrêt de la configuration définie via Network Manager</text:p>
          </table:table-cell>
          <table:table-cell table:style-name="ce12"/>
          <table:table-cell table:style-name="ce2" office:value-type="string" calcext:value-type="string">
            <text:p>Recensement des voisins IPv6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Liste des interfaces pilotées par Network Manager</text:p>
          </table:table-cell>
          <table:table-cell table:style-name="ce11"/>
          <table:table-cell table:style-name="ce3" office:value-type="string" calcext:value-type="string">
            <text:p>Liste des hôtes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5">
          <table:table-cell table:style-name="ce5" office:value-type="string" calcext:value-type="string">
            <text:p>$ nmcli dev status</text:p>
          </table:table-cell>
          <table:table-cell table:style-name="ce11"/>
          <table:table-cell table:style-name="ce6" office:value-type="string" calcext:value-type="string">
            <text:p>$ ping6 ff02::1%eth0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Lancement du service Network Manager</text:p>
          </table:table-cell>
          <table:table-cell table:style-name="ce11"/>
          <table:table-cell table:style-name="ce3" office:value-type="string" calcext:value-type="string">
            <text:p>Liste des routeurs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5">
          <table:table-cell table:style-name="ce5" office:value-type="string" calcext:value-type="string">
            <text:p>$ sudo systemctl start NetworkManager.service</text:p>
          </table:table-cell>
          <table:table-cell table:style-name="ce11"/>
          <table:table-cell table:style-name="ce6" office:value-type="string" calcext:value-type="string">
            <text:p>$ ping6 ff02::2%eth0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5">
          <table:table-cell table:style-name="ce3" office:value-type="string" calcext:value-type="string">
            <text:p>Arrêt du service Network Manager</text:p>
          </table:table-cell>
          <table:table-cell table:style-name="ce11"/>
          <table:table-cell table:style-name="ce2" office:value-type="string" calcext:value-type="string">
            <text:p>Affichage des tables de routage IPv4 et IPv6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5">
          <table:table-cell table:style-name="ce5" office:value-type="string" calcext:value-type="string">
            <text:p>$ sudo systemctl stop NetworkManager.service</text:p>
          </table:table-cell>
          <table:table-cell table:style-name="ce11"/>
          <table:table-cell table:style-name="ce3" office:value-type="string" calcext:value-type="string">
            <text:p>Table de routage IPv4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5">
          <table:table-cell table:style-name="ce2" office:value-type="string" calcext:value-type="string">
            <text:p>Validation / Configuration du resolver DNS</text:p>
          </table:table-cell>
          <table:table-cell table:style-name="ce11"/>
          <table:table-cell table:style-name="ce6" office:value-type="string" calcext:value-type="string">
            <text:p>$ ip route ls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Validation du fonctionnement du resolver DNS</text:p>
          </table:table-cell>
          <table:table-cell table:style-name="ce11"/>
          <table:table-cell table:style-name="ce3" office:value-type="string" calcext:value-type="string">
            <text:p>Table de routage IPv6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5">
          <table:table-cell table:style-name="ce5" office:value-type="string" calcext:value-type="string">
            <text:p><text:span text:style-name="T3">$ dig +short </text:span><text:span text:style-name="T3"><text:a xlink:href="http://www.inetdoc.net/" xlink:type="simple">www.inetdoc.net</text:a></text:span></text:p>
          </table:table-cell>
          <table:table-cell table:style-name="ce11"/>
          <table:table-cell table:style-name="ce6" office:value-type="string" calcext:value-type="string">
            <text:p>$ ip -6 route ls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Configuration manuelle avec les adresses IPv4 et IPv6 du service ouvert Google</text:p>
          </table:table-cell>
          <table:table-cell table:style-name="ce11"/>
          <table:table-cell table:style-name="ce3" office:value-type="string" calcext:value-type="string">
            <text:p>Décision de routage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3">
          <table:table-cell table:style-name="ce5" office:value-type="string" calcext:value-type="string">
            <text:p><text:span text:style-name="T3">$ sudo sh -c "echo nameserver 8.8.8.8 &gt;&gt;/etc/resolv.conf"</text:span></text:p>
            <text:p><text:span text:style-name="T3">$ sudo sh -c "echo nameserver 2001:4860:4860::8888 &gt;&gt;/etc/resolv.conf"</text:span></text:p>
          </table:table-cell>
          <table:table-cell table:style-name="ce11"/>
          <table:table-cell table:style-name="ce6" office:value-type="string" calcext:value-type="string">
            <text:p><text:span text:style-name="T3">$ ip route get 8.8.8.8</text:span></text:p>
            <text:p><text:span text:style-name="T3">$ ip -6 route get 2001:4860:4860::8888</text:span>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5">
          <table:table-cell table:style-name="ce2" office:value-type="string" calcext:value-type="string">
            <text:p>Activation / Désactivation d'une interface au niveau liaison</text:p>
          </table:table-cell>
          <table:table-cell table:style-name="ce11"/>
          <table:table-cell table:style-name="ce2" office:value-type="string" calcext:value-type="string">
            <text:p>Ajout / Suppression de la route vers la passerelle par défaut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Activation de l'interface eth0</text:p>
          </table:table-cell>
          <table:table-cell table:style-name="ce11"/>
          <table:table-cell table:style-name="ce3" office:value-type="string" calcext:value-type="string">
            <text:p>Ajout de la route par défaut IPv4 &amp; IPv6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3">
          <table:table-cell table:style-name="ce5" office:value-type="string" calcext:value-type="string">
            <text:p>$ sudo ip link set dev eth0 up</text:p>
          </table:table-cell>
          <table:table-cell table:style-name="ce13"/>
          <table:table-cell table:style-name="ce6" office:value-type="string" calcext:value-type="string">
            <text:p><text:span text:style-name="T3">$ sudo ip route add default via 10.0.0.6</text:span></text:p>
            <text:p><text:span text:style-name="T3">$ sudo ip -6 route add default via 2001:db8:ca:fe::fe</text:span>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6">
          <table:table-cell table:style-name="ce3" office:value-type="string" calcext:value-type="string">
            <text:p>Désactivation de l'interface eth0</text:p>
          </table:table-cell>
          <table:table-cell table:style-name="ce14"/>
          <table:table-cell table:style-name="ce3" office:value-type="string" calcext:value-type="string">
            <text:p>Suppression de la route par défaut IPv4 &amp; IPv6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3">
          <table:table-cell table:style-name="ce5" office:value-type="string" calcext:value-type="string">
            <text:p>$ sudo ip link set dev eth0 down</text:p>
          </table:table-cell>
          <table:table-cell table:style-name="ce13"/>
          <table:table-cell table:style-name="ce5" office:value-type="string" calcext:value-type="string">
            <text:p><text:span text:style-name="T6">$ sudo ip route del default</text:span></text:p>
            <text:p><text:span text:style-name="T7">$ sudo ip -6 route del default</text:span>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6">
          <table:table-cell table:style-name="ce2" office:value-type="string" calcext:value-type="string">
            <text:p>Affichage des statistiques d'une interface</text:p>
          </table:table-cell>
          <table:table-cell table:style-name="ce13"/>
          <table:table-cell table:style-name="ce2" office:value-type="string" calcext:value-type="string">
            <text:p>Ajout / Suppression d'une route statique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6">
          <table:table-cell table:style-name="ce3" office:value-type="string" calcext:value-type="string">
            <text:p>Au niveau liaison</text:p>
          </table:table-cell>
          <table:table-cell table:style-name="ce13"/>
          <table:table-cell table:style-name="ce3" office:value-type="string" calcext:value-type="string">
            <text:p>Ajout d'une route statique IPv4 &amp; IPv6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3">
          <table:table-cell table:style-name="ce5" office:value-type="string" calcext:value-type="string">
            <text:p>$ ip -s link ls dev eth0</text:p>
          </table:table-cell>
          <table:table-cell table:style-name="ce13"/>
          <table:table-cell table:style-name="ce6" office:value-type="string" calcext:value-type="string">
            <text:p><text:span text:style-name="T3">$ sudo ip route add 10.1.0.0/22 via 10.0.0.10</text:span></text:p>
            <text:p><text:span text:style-name="T3">$ sudo ip -6 route add 2001:db8:2::/64 via 2001:db8:1::f</text:span>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6">
          <table:table-cell table:style-name="ce3" office:value-type="string" calcext:value-type="string">
            <text:p>Au niveau périphérique</text:p>
          </table:table-cell>
          <table:table-cell table:style-name="ce13"/>
          <table:table-cell table:style-name="ce3" office:value-type="string" calcext:value-type="string">
            <text:p>Suppression d'une route statique IPv4 &amp; IPv6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3">
          <table:table-cell table:style-name="ce5" office:value-type="string" calcext:value-type="string">
            <text:p>$ sudo ethtool -S eth0</text:p>
          </table:table-cell>
          <table:table-cell table:style-name="ce13"/>
          <table:table-cell table:style-name="ce6" office:value-type="string" calcext:value-type="string">
            <text:p><text:span text:style-name="T3">$ sudo ip route del 10.1.0.0/22</text:span></text:p>
            <text:p><text:span text:style-name="T3">$ sudo ip -6 route del 2001:db8:ca:fe:1::/64</text:span>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6">
          <table:table-cell table:style-name="ce2" office:value-type="string" calcext:value-type="string">
            <text:p>Affichage de la liste des adresses d'une interface</text:p>
          </table:table-cell>
          <table:table-cell table:style-name="ce13"/>
          <table:table-cell table:style-name="ce2" office:value-type="string" calcext:value-type="string">
            <text:p>Utilisation du service multicast DNS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6">
          <table:table-cell table:style-name="ce6" office:value-type="string" calcext:value-type="string">
            <text:p>$ ip addr ls dev eth0</text:p>
          </table:table-cell>
          <table:table-cell table:style-name="ce13"/>
          <table:table-cell table:style-name="ce3" office:value-type="string" calcext:value-type="string">
            <text:p>Entrée hosts: du ficher /etc/nsswitch.conf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6">
          <table:table-cell table:style-name="ce2" office:value-type="string" calcext:value-type="string">
            <text:p>Ajout / Suppression d'adresse IPv4 ou IPv6 à une interface</text:p>
          </table:table-cell>
          <table:table-cell table:style-name="ce15"/>
          <table:table-cell table:style-name="ce6" office:value-type="string" calcext:value-type="string">
            <text:p>hosts: <text:s text:c="3"/>files mdns_minimal [NOTFOUND=return] dns mdns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6">
          <table:table-cell table:style-name="ce3" office:value-type="string" calcext:value-type="string">
            <text:p>Ajout d'adresses IPv4 et IPv6 pour l'interface eth0</text:p>
          </table:table-cell>
          <table:table-cell table:style-name="ce13"/>
          <table:table-cell table:style-name="ce3" office:value-type="string" calcext:value-type="string">
            <text:p>Liste des voisins (mDNS|bonjour)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3">
          <table:table-cell table:style-name="ce6" office:value-type="string" calcext:value-type="string">
            <text:p><text:span text:style-name="T3">$ sudo ip addr add 10.0.0.1/29 brd + dev eth0</text:span></text:p>
            <text:p><text:span text:style-name="T3">$ sudo ip -6 addr add 2001:db8:ca:fe::1/64 dev eth0</text:span></text:p>
          </table:table-cell>
          <table:table-cell table:style-name="ce13"/>
          <table:table-cell table:style-name="ce5" office:value-type="string" calcext:value-type="string">
            <text:p>$ avahi-browse -a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6">
          <table:table-cell table:style-name="ce3" office:value-type="string" calcext:value-type="string">
            <text:p>Suppression d'adresses IPv4 et IPv6 pour l'interface eth0</text:p>
          </table:table-cell>
          <table:table-cell table:style-name="ce13"/>
          <table:table-cell table:style-name="ce2" office:value-type="string" calcext:value-type="string">
            <text:p>Liste des prises réseau actives (sockets)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3">
          <table:table-cell table:style-name="ce6" office:value-type="string" calcext:value-type="string">
            <text:p><text:span text:style-name="T3">$ sudo ip addr del 10.0.0.1/29 dev eth0</text:span></text:p>
            <text:p><text:span text:style-name="T3">$ sudo ip -6 addr del 2001:db8:ca:fe::1/64 dev eth0</text:span></text:p>
          </table:table-cell>
          <table:table-cell table:style-name="ce13"/>
          <table:table-cell table:style-name="ce5" office:value-type="string" calcext:value-type="string">
            <text:p><text:span text:style-name="T3">$ ss -aop</text:span></text:p>
            <text:p><text:span text:style-name="T3">$ ss -a '( dport = :domain or sport = :domain )'</text:span>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5">
          <table:table-cell table:style-name="ce2" office:value-type="string" calcext:value-type="string">
            <text:p>Suppression des adresses IPv4 et IPv6 d'une interface</text:p>
          </table:table-cell>
          <table:table-cell table:style-name="Default"/>
          <table:table-cell table:style-name="ce2" office:value-type="string" calcext:value-type="string">
            <text:p>Arrêt / Désactivation d'un service</text:p>
          </table:table-cell>
          <table:table-cell table:style-name="Default" table:number-columns-repeated="992"/>
          <table:table-cell table:number-columns-repeated="29"/>
        </table:table-row>
        <table:table-row table:style-name="ro5">
          <table:table-cell table:style-name="ce6" office:value-type="string" calcext:value-type="string">
            <text:p>$ sudo ip addr flush dev eth0</text:p>
          </table:table-cell>
          <table:table-cell table:style-name="Default"/>
          <table:table-cell table:style-name="ce3" office:value-type="string" calcext:value-type="string">
            <text:p>Arrêt du service ssh</text:p>
          </table:table-cell>
          <table:table-cell table:style-name="Default" table:number-columns-repeated="992"/>
          <table:table-cell table:number-columns-repeated="29"/>
        </table:table-row>
        <table:table-row table:style-name="ro5">
          <table:table-cell table:style-name="ce2" office:value-type="string" calcext:value-type="string">
            <text:p>Création d'interface ou de sous-interface</text:p>
          </table:table-cell>
          <table:table-cell table:style-name="Default"/>
          <table:table-cell table:style-name="ce5" office:value-type="string" calcext:value-type="string">
            <text:p>$ sudo systemctl stop ssh</text:p>
          </table:table-cell>
          <table:table-cell table:style-name="Default" table:number-columns-repeated="992"/>
          <table:table-cell table:number-columns-repeated="29"/>
        </table:table-row>
        <table:table-row table:style-name="ro4">
          <table:table-cell table:style-name="ce3" office:value-type="string" calcext:value-type="string">
            <text:p>Sous-interface associée à un numéro de Vlan : trames IEEE802.1Q</text:p>
          </table:table-cell>
          <table:table-cell table:style-name="Default"/>
          <table:table-cell table:style-name="ce3" office:value-type="string" calcext:value-type="string">
            <text:p>Désactivation du service ssh</text:p>
          </table:table-cell>
          <table:table-cell table:style-name="Default" table:number-columns-repeated="992"/>
          <table:table-cell table:number-columns-repeated="29"/>
        </table:table-row>
        <table:table-row table:style-name="ro5">
          <table:table-cell table:style-name="ce6" office:value-type="string" calcext:value-type="string">
            <text:p>$ sudo ip link add link eth0 name eth0.99 type vlan id 99</text:p>
          </table:table-cell>
          <table:table-cell table:style-name="Default"/>
          <table:table-cell table:style-name="ce5" office:value-type="string" calcext:value-type="string">
            <text:p>$ sudo systemctl disable ssh</text:p>
          </table:table-cell>
          <table:table-cell table:style-name="Default" table:number-columns-repeated="992"/>
          <table:table-cell table:number-columns-repeated="29"/>
        </table:table-row>
        <table:table-row table:style-name="ro5">
          <table:table-cell table:style-name="ce3" office:value-type="string" calcext:value-type="string">
            <text:p>Interface tap «cordon de brassage» : KVM + openvswitch </text:p>
          </table:table-cell>
          <table:table-cell table:style-name="Default"/>
          <table:table-cell table:style-name="ce2" office:value-type="string" calcext:value-type="string">
            <text:p>Tout premiers pas en qualité de service (QoS)</text:p>
          </table:table-cell>
          <table:table-cell table:style-name="Default" table:number-columns-repeated="992"/>
          <table:table-cell table:number-columns-repeated="29"/>
        </table:table-row>
        <table:table-row table:style-name="ro5">
          <table:table-cell table:style-name="ce6" office:value-type="string" calcext:value-type="string">
            <text:p>$ sudo ip tuntap add mode tap dev tap1 group kvm</text:p>
          </table:table-cell>
          <table:table-cell table:style-name="Default"/>
          <table:table-cell table:style-name="ce3" office:value-type="string" calcext:value-type="string">
            <text:p>Liste des gestionnaires de file d’attente et statistiques </text:p>
          </table:table-cell>
          <table:table-cell table:style-name="Default" table:number-columns-repeated="992"/>
          <table:table-cell table:number-columns-repeated="29"/>
        </table:table-row>
        <table:table-row table:style-name="ro5">
          <table:table-cell table:style-name="ce3" office:value-type="string" calcext:value-type="string">
            <text:p>Interface macvtap : même domaine de diffusion que l'interface eth0</text:p>
          </table:table-cell>
          <table:table-cell table:style-name="Default"/>
          <table:table-cell table:style-name="ce5" office:value-type="string" calcext:value-type="string">
            <text:p>$ sudo tc -s -d qdisc show dev eth0</text:p>
          </table:table-cell>
          <table:table-cell table:style-name="Default" table:number-columns-repeated="992"/>
          <table:table-cell table:number-columns-repeated="29"/>
        </table:table-row>
        <table:table-row table:style-name="ro7">
          <table:table-cell table:style-name="ce6" office:value-type="string" calcext:value-type="string">
            <text:p>$ sudo ip link add link eth0 name macvtap0 type macvtap mode private</text:p>
          </table:table-cell>
          <table:table-cell table:style-name="Default"/>
          <table:table-cell table:style-name="ce3" office:value-type="string" calcext:value-type="string">
            <text:p>Ajout du gestionnaire de file d’attente par défaut</text:p>
          </table:table-cell>
          <table:table-cell table:style-name="Default" table:number-columns-repeated="992"/>
          <table:table-cell table:number-columns-repeated="29"/>
        </table:table-row>
        <table:table-row table:style-name="ro5">
          <table:table-cell table:style-name="Default" table:number-columns-repeated="2"/>
          <table:table-cell table:style-name="ce5" office:value-type="string" calcext:value-type="string">
            <text:p>$ sudo tc qdisc add dev macvtap0 root pfifo_fast</text:p>
          </table:table-cell>
          <table:table-cell table:style-name="Default" table:number-columns-repeated="992"/>
          <table:table-cell table:number-columns-repeated="29"/>
        </table:table-row>
        <table:table-row table:style-name="ro8">
          <table:table-cell table:style-name="Default" table:number-columns-repeated="995"/>
          <table:table-cell table:number-columns-repeated="29"/>
        </table:table-row>
        <table:table-row table:style-name="ro9">
          <table:table-cell table:style-name="Default" table:number-columns-repeated="995"/>
          <table:table-cell table:number-columns-repeated="29"/>
        </table:table-row>
        <table:table-row table:style-name="ro8" table:number-rows-repeated="21">
          <table:table-cell table:style-name="Default" table:number-columns-repeated="995"/>
          <table:table-cell table:number-columns-repeated="29"/>
        </table:table-row>
        <table:table-row table:style-name="ro10" table:number-rows-repeated="65495">
          <table:table-cell table:style-name="ce7" table:number-columns-repeated="225"/>
          <table:table-cell table:number-columns-repeated="799"/>
        </table:table-row>
        <table:table-row table:style-name="ro8" table:number-rows-repeated="98301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onymous Pro" svg:font-family="'Anonymous Pro'" style:font-pitch="fixed"/>
    <style:font-face style:name="Hack" svg:font-family="Hack" style:font-pitch="fixed"/>
    <style:font-face style:name="Droid Sans Mono" svg:font-family="'Droid Sans Mono'" style:font-family-generic="swiss" style:font-pitch="fixed"/>
    <style:font-face style:name="Arial1" svg:font-family="Arial" style:font-pitch="variable"/>
    <style:font-face style:name="Lucidasans" svg:font-family="Lucidasans" style:font-pitch="variable"/>
    <style:font-face style:name="TRAGIC BRK" svg:font-family="'TRAGIC BRK'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1.99mm" fo:margin-bottom="11.99mm" fo:margin-left="11.99mm" fo:margin-right="11.99m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 style:shadow="none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center>
          <text:p><text:sheet-name>???</text:sheet-name></text:p>
        </style:region-center>
        <style:region-right>
          <text:p>Session 2012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 style:data-style-name="N2" text:time-value="10:26:27.520638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1$Linux_X86_64 LibreOffice_project/10m0$Build-1</meta:generator>
    <meta:creation-date>2006-01-29T15:44:48</meta:creation-date>
    <dc:date>2016-06-14T10:45:04.515107003</dc:date>
    <meta:print-date>2016-06-13T09:20:50.418760481</meta:print-date>
    <dc:language>fr-FR</dc:language>
    <meta:editing-cycles>258</meta:editing-cycles>
    <meta:editing-duration>P1DT3H37M50S</meta:editing-duration>
    <dc:creator>Philippe Latu</dc:creator>
    <meta:printed-by>Philippe Latu</meta:printed-by>
    <meta:document-statistic meta:table-count="1" meta:cell-count="89" meta:object-count="0"/>
    <meta:user-defined meta:name="Info 1"/>
    <meta:user-defined meta:name="Info 2"/>
    <meta:user-defined meta:name="Info 3"/>
    <meta:user-defined meta:name="Info 4"/>
  </office:meta>
</office:document-meta>
</file>